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/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 table:style-name="ce1"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</table:table-row>
        <table:table-row table:style-name="ro1">
          <table:table-cell office:value-type="string" calcext:value-type="string">
            <text:p>Definir tema e orientador</text:p>
          </table:table-cell>
          <table:table-cell table:style-name="ce2" office:value-type="string" calcext:value-type="string">
            <text:p>X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Revisão bibliográfica</text:p>
          </table:table-cell>
          <table:table-cell table:number-columns-repeated="4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terminação dos objetivos</text:p>
          </table:table-cell>
          <table:table-cell table:style-name="ce2" office:value-type="string" calcext:value-type="string">
            <text:p>X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Coleta de dados</text:p>
          </table:table-cell>
          <table:table-cell/>
          <table:table-cell table:number-columns-repeated="3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álise do sistema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trega do relatório para banc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eparação para apresentaçã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resentação e entrega do relatório final</text:p>
          </table:table-cell>
          <table:table-cell table:number-columns-repeated="4"/>
          <table:table-cell table:style-name="ce1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transparent" style:print-page-order="ltr" style:scale-to="84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4:09:31.350000000</meta:creation-date>
    <dc:date>2021-10-23T19:25:57.022000000</dc:date>
    <meta:editing-duration>PT45M43S</meta:editing-duration>
    <meta:editing-cycles>1</meta:editing-cycles>
    <meta:document-statistic meta:table-count="1" meta:cell-count="32" meta:object-count="0"/>
    <meta:generator>LibreOffice/6.2.4.2$Windows_X86_64 LibreOffice_project/2412653d852ce75f65fbfa83fb7e7b669a126d64</meta:generator>
  </office:meta>
</office:document-meta>
</file>